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3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1d3f5" officeooo:paragraph-rsid="0001d3f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00e586"/>
    </style:style>
    <style:style style:name="T2" style:family="text">
      <style:text-properties fo:font-weight="bold" officeooo:rsid="0000e586" style:font-weight-asian="bold" style:font-weight-complex="bold"/>
    </style:style>
    <style:style style:name="T3" style:family="text">
      <style:text-properties fo:font-style="italic" officeooo:rsid="0000e58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0e586" style:font-style-asian="normal" style:font-style-complex="normal"/>
    </style:style>
    <style:style style:name="T6" style:family="text">
      <style:text-properties fo:font-size="12pt" fo:font-weight="normal" officeooo:rsid="0000e58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0e586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officeooo:rsid="0000e586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fo:font-weight="normal" officeooo:rsid="0000e58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panel</text:p>
      <text:p text:style-name="Standard"/>
      <text:p text:style-name="P7">Projektin rakenne (kansiot)</text:p>
      <text:p text:style-name="P3"/>
      <text:p text:style-name="P3"/>
      <text:list xml:id="list2270883524468149639" text:style-name="L3">
        <text:list-item>
          <text:p text:style-name="P5">Middlewares</text:p>
          <text:p text:style-name="P5"/>
          <text:p text:style-name="P1">Sisältää <text:span text:style-name="T1">'välifunktiot', jotka kutsutaan ennen routerin päätefunktiota. Tällä hetkellä ainut middleware-funktio </text:span><text:span text:style-name="T3">sidepanelStatistics </text:span><text:span text:style-name="T5">laskee käyttäjien sekä lautojen määrän ennen sivulle menemistä, menee käyttäjä sitte mille sivulle tahansa.</text:span></text:p>
          <text:p text:style-name="P1"><text:span text:style-name="T5"/></text:p>
        </text:list-item>
        <text:list-item>
          <text:p text:style-name="P5">Models</text:p>
        </text:list-item>
      </text:list>
      <text:p text:style-name="P4"><text:tab/></text:p>
      <text:p text:style-name="P4"><text:tab/><text:span text:style-name="T6">Tietokannan mallit löytyvät täältä.</text:span></text:p>
      <text:p text:style-name="P4"/>
      <text:list xml:id="list102546291822537" text:continue-numbering="true" text:style-name="L3">
        <text:list-item>
          <text:p text:style-name="P5">node_modules</text:p>
        </text:list-item>
      </text:list>
      <text:p text:style-name="P4"/>
      <text:p text:style-name="P8"><text:tab/><text:span text:style-name="T1">Ulkoisten NPM pakettien sisältö latautuu automaattisesti tänne.</text:span></text:p>
      <text:p text:style-name="P4"/>
      <text:list xml:id="list102545402910840" text:continue-numbering="true" text:style-name="L3">
        <text:list-item>
          <text:p text:style-name="P5">public</text:p>
        </text:list-item>
      </text:list>
      <text:p text:style-name="P4"/>
      <text:p text:style-name="P8"><text:tab/><text:span text:style-name="T1">Public-kansioon lisätään kaikki materiaali joka on käyttäjien nähtävissä sivuja plärätessä. Käytännössä tänne säilötään kuvat, mahdolliset <text:s/>css-tiedostot sekä osa javascript -tiedostoista.</text:span></text:p>
      <text:p text:style-name="P4"/>
      <text:list xml:id="list102546338439569" text:continue-numbering="true" text:style-name="L3">
        <text:list-item>
          <text:p text:style-name="P5">routes</text:p>
        </text:list-item>
      </text:list>
      <text:p text:style-name="P4"><text:tab/></text:p>
      <text:p text:style-name="P4"><text:tab/><text:span text:style-name="T7">Reititys tapahtuu täällä. Mitä tapahtuu kun käyttäjä menee sivulle </text:span><text:span text:style-name="T8">adminpanel/users</text:span><text:span text:style-name="T9"> tai -/boards. Jokaiselle sivulle on omat funktiot, sekä mahdollisesti middleware-funktioita.</text:span></text:p>
      <text:p text:style-name="P8"/>
      <text:p text:style-name="P4"/>
      <text:list xml:id="list102545333114436" text:continue-numbering="true" text:style-name="L3">
        <text:list-item>
          <text:p text:style-name="P5">scripts</text:p>
        </text:list-item>
      </text:list>
      <text:p text:style-name="P4"/>
      <text:p text:style-name="P8"><text:tab/><text:span text:style-name="T1">Omien scriptien dumppi?</text:span></text:p>
      <text:p text:style-name="P4"/>
      <text:list xml:id="list102545065002205" text:continue-numbering="true" text:style-name="L3">
        <text:list-item>
          <text:p text:style-name="P5">uploads</text:p>
        </text:list-item>
      </text:list>
      <text:p text:style-name="P4"/>
      <text:p text:style-name="P8"><text:tab/><text:span text:style-name="T1">Tietokantojen backupit?</text:span></text:p>
      <text:p text:style-name="P4"/>
      <text:list xml:id="list102545500582401" text:continue-numbering="true" text:style-name="L3">
        <text:list-item>
          <text:p text:style-name="P5">views</text:p>
        </text:list-item>
      </text:list>
      <text:p text:style-name="P4"/>
      <text:p text:style-name="P8"><text:tab/><text:span text:style-name="T1">Normaalisti tarkoittaa html-tiedostoja, mutta meidän tapauksessa </text:span><text:span text:style-name="T2">ejs-</text:span><text:span text:style-name="T1">tiedostoja. </text:span><text:span text:style-name="T2">Index.ejs</text:span><text:span text:style-name="T1"> on sivupohja, eri sivuille ominaiset osat ovat </text:span><text:span text:style-name="T3">parititons-</text:span><text:span text:style-name="T5">kansion sisällä, josta ne includetetaan Indexin sisälle.</text:span></text:p>
      <text:p text:style-name="P6"><text:soft-page-break/><text:span text:style-name="T5">9. <text:s/></text:span><text:span text:style-name="T4">Juuri</text:span></text:p>
      <text:p text:style-name="P6"/>
      <text:p text:style-name="P6"><text:span text:style-name="T4"><text:tab/></text:span><text:span text:style-name="T10">Projektin juuresta löytyy tärkeimpinä </text:span><text:span text:style-name="T11">app.js</text:span><text:span text:style-name="T10">, sekä </text:span><text:span text:style-name="T11">package.json</text:span><text:span text:style-name="T10">. App.js on projektin “main”-tiedosto, jossa koko projekti liitetään yhteen. App.js:ssä myös luodaan adminpaneelin käyttämä serveri.</text:span></text:p>
      <text:p text:style-name="P6"/>
      <text:p text:style-name="P6"><text:span text:style-name="T10">Package.json -tiedostosta löytyy kaikki npm-paketit, versionumerot yms paskaa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0:25:44.854102709</dc:date>
    <dc:creator>Pasi Koskimies</dc:creator>
    <meta:generator>LibreOffice/4.2.7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2" meta:paragraph-count="23" meta:word-count="156" meta:character-count="1357" meta:non-whitespace-character-count="1218"/>
  </office:meta>
</office:document-meta>
</file>